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CJK KR" svg:font-family="'Noto Sans CJK KR'"/>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officeooo:rsid="0012be25" officeooo:paragraph-rsid="0012be25"/>
    </style:style>
    <style:style style:name="P2" style:family="paragraph" style:parent-style-name="Standard">
      <style:text-properties officeooo:rsid="001497e6" officeooo:paragraph-rsid="001497e6"/>
    </style:style>
    <style:style style:name="P3" style:family="paragraph" style:parent-style-name="Standard">
      <style:text-properties officeooo:rsid="0018d0c5" officeooo:paragraph-rsid="0018d0c5"/>
    </style:style>
    <style:style style:name="P4" style:family="paragraph" style:parent-style-name="Standard">
      <style:text-properties officeooo:rsid="0018d0c5" officeooo:paragraph-rsid="001b506a"/>
    </style:style>
    <style:style style:name="P5" style:family="paragraph" style:parent-style-name="Standard">
      <style:text-properties officeooo:rsid="001b506a" officeooo:paragraph-rsid="001b506a"/>
    </style:style>
    <style:style style:name="P6" style:family="paragraph" style:parent-style-name="Standard">
      <style:text-properties officeooo:rsid="001b506a" officeooo:paragraph-rsid="001fc760"/>
    </style:style>
    <style:style style:name="P7" style:family="paragraph" style:parent-style-name="Standard">
      <style:text-properties officeooo:rsid="001dcc19" officeooo:paragraph-rsid="001dcc19"/>
    </style:style>
    <style:style style:name="P8" style:family="paragraph" style:parent-style-name="Standard">
      <style:text-properties officeooo:rsid="001e0869" officeooo:paragraph-rsid="001e0869"/>
    </style:style>
    <style:style style:name="P9" style:family="paragraph" style:parent-style-name="Standard">
      <style:text-properties officeooo:rsid="001e0869" officeooo:paragraph-rsid="001fc760"/>
    </style:style>
    <style:style style:name="P10" style:family="paragraph" style:parent-style-name="Standard" style:list-style-name="L1">
      <style:text-properties officeooo:rsid="002aed63" officeooo:paragraph-rsid="002aed63"/>
    </style:style>
    <style:style style:name="P11" style:family="paragraph" style:parent-style-name="Standard">
      <style:text-properties officeooo:rsid="002aed63" officeooo:paragraph-rsid="002aed63"/>
    </style:style>
    <style:style style:name="P12" style:family="paragraph" style:parent-style-name="Standard">
      <style:text-properties officeooo:rsid="002aed63" officeooo:paragraph-rsid="001e0869"/>
    </style:style>
    <style:style style:name="P13" style:family="paragraph" style:parent-style-name="Standard" style:list-style-name="L1">
      <style:text-properties officeooo:rsid="002b2f6f" officeooo:paragraph-rsid="002b2f6f"/>
    </style:style>
    <style:style style:name="P14" style:family="paragraph" style:parent-style-name="Standard">
      <style:text-properties officeooo:paragraph-rsid="002aed63"/>
    </style:style>
    <style:style style:name="P15" style:family="paragraph" style:parent-style-name="Standard">
      <style:text-properties fo:font-weight="bold" officeooo:rsid="002aed63" officeooo:paragraph-rsid="002aed63" style:font-weight-asian="bold" style:font-weight-complex="bold"/>
    </style:style>
    <style:style style:name="T1" style:family="text">
      <style:text-properties officeooo:rsid="00181deb"/>
    </style:style>
    <style:style style:name="T2" style:family="text">
      <style:text-properties officeooo:rsid="001d3e1c"/>
    </style:style>
    <style:style style:name="T3" style:family="text">
      <style:text-properties officeooo:rsid="001dcc19"/>
    </style:style>
    <style:style style:name="T4" style:family="text">
      <style:text-properties officeooo:rsid="001b506a"/>
    </style:style>
    <style:style style:name="T5" style:family="text">
      <style:text-properties fo:font-variant="normal" fo:text-transform="none" fo:color="#ff0000" style:font-name="Noto Sans CJK KR" fo:font-size="14pt" fo:letter-spacing="normal" fo:font-style="normal" fo:font-weight="bold"/>
    </style:style>
    <style:style style:name="T6" style:family="text">
      <style:text-properties fo:font-variant="normal" fo:text-transform="none" fo:color="#ff0000" fo:letter-spacing="normal" style:font-name-asian="Noto Sans CJK KR" style:font-size-asian="14pt" style:font-style-asian="normal" style:font-weight-asian="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6">情報知識学会第</text:span></text:span><text:span text:style-name="Strong_20_Emphasis"><text:span text:style-name="T5">15</text:span></text:span><text:span text:style-name="Strong_20_Emphasis"><text:span text:style-name="T6">回論文賞（</text:span></text:span><text:span text:style-name="Strong_20_Emphasis"><text:span text:style-name="T5">2018</text:span></text:span><text:span text:style-name="Strong_20_Emphasis"><text:span text:style-name="T6">）</text:span></text:span></text:p>
      <text:p text:style-name="P1"/>
      <text:p text:style-name="P1">学協会雑誌の論文のおるとメトリクス情報収集</text:p>
      <text:p text:style-name="P1">SNS言及数の分布</text:p>
      <text:p text:style-name="P1">論文の年度・言語・分野と言及数の関係</text:p>
      <text:p text:style-name="P1">Altmetric社のデータと比較し、日本独自の傾向の有無</text:p>
      <text:p text:style-name="P1"/>
      <text:p text:style-name="P1">１．２関連研究</text:p>
      <text:p text:style-name="P1">・客観的指標：従来被引用数</text:p>
      <text:p text:style-name="P1">・デジタル化→集計が容易になる</text:p>
      <text:p text:style-name="P1">・・PLOSは２００９年からArticle Level Metricsをリアルタイムで表示。</text:p>
      <text:p text:style-name="P2">・2010年：’Altmetrics’(Priem) ↔Bibliometrics（計量書誌学）</text:p>
      <text:p text:style-name="P2">・Bibliometricsの限界１．即時性がない２．研究者の世界での評価。それ以外に対しては影響力を無視している。</text:p>
      <text:p text:style-name="P2">・相関関係の有無・オルトメトリクスによる被引用数予測研究：関係性は弱い</text:p>
      <text:p text:style-name="P2">・そもそもSNS言及される論文の割合は少ない</text:p>
      <text:p text:style-name="P2">・分野によって違う：人文・社会・医学大↔小純粋科学。・工学</text:p>
      <text:p text:style-name="P2">・国・地域・言語の偏りによって多寡が違う</text:p>
      <text:p text:style-name="P2">１．３意義</text:p>
      <text:p text:style-name="P2"/>
      <text:p text:style-name="P2">２．１論文データ収集</text:p>
      <text:p text:style-name="P2">・<text:span text:style-name="T1">SCPJ, CiNii Articles, NDLサーチ API</text:span></text:p>
      <text:p text:style-name="P3">・(ISSN(雑誌),年度)→(CiNii Article API)→論文 200篇</text:p>
      <text:p text:style-name="P3">・ISSN(雑誌)→(NDLサーチ)→ 各誌の国立国会図書館分類（NDLC）→ 分野名を直接マッピング</text:p>
      <text:p text:style-name="P3"/>
      <text:p text:style-name="P3">2.2 おるとメトリクスデータ収集（１）</text:p>
      <text:p text:style-name="P3">・Ceek.jp Altmetrics:일본국내DBから書誌情報収集・SNSの言及情報を毎３０分収集</text:p>
      <text:p text:style-name="P3">・論文のURLがSNS上に載っていると、「言及」</text:p>
      <text:p text:style-name="P3">・同一DB上の同一論文を複数のURLで言及→１つに集約</text:p>
      <text:p text:style-name="P3">・相違なDB上の同一論文→集約しない。</text:p>
      <text:p text:style-name="P3">・Ceek.jp: DOIのない論文も含む</text:p>
      <text:p text:style-name="P3"/>
      <text:p text:style-name="P4">2.3 おるとメトリクスデータ収集（２）</text:p>
      <text:p text:style-name="P5">Altmetric Attention Score:DOI付き論文の各SNS上の言及数に重み付けで合算。</text:p>
      <text:p text:style-name="P5"/>
      <text:p text:style-name="P5">2.4　データ分析</text:p>
      <text:p text:style-name="P5">Ceek.jp: NAID(CiNii Article ID)をキーにする。</text:p>
      <text:p text:style-name="P5">Altmetric: DOIをキーにする。（調査対象論文の内、DOI付きは32.4%）</text:p>
      <text:p text:style-name="P5"/>
      <text:p text:style-name="P5">2.5　仮設</text:p>
      <text:p text:style-name="P5">１．日本の学協会論文の内、SNS非言及論文数は少ない</text:p>
      <text:p text:style-name="P5">２．各SNSの内、Twitterが最も言及数が多い。</text:p>
      <text:p text:style-name="P5">３．近年になるほど言及数が多い。</text:p>
      <text:p text:style-name="P5">４．日本のSNSでは、日本語論文が多言語論文より言及割合が高い</text:p>
      <text:p text:style-name="P5">５．分野によって被言及論文の割合に有意差がある</text:p>
      <text:p text:style-name="P5">６．<text:span text:style-name="T2">Ceek.jpとAltmetricのデータは必ずしも重複しない。（同SNS上の言及でも、片方だけに集計される場合がある）</text:span></text:p>
      <text:p text:style-name="P5"><text:soft-page-break/></text:p>
      <text:p text:style-name="P5">３．分析結果</text:p>
      <text:p text:style-name="P4">３．１ <text:span text:style-name="T3">Ceek.jpにおける言及状況</text:span></text:p>
      <text:p text:style-name="P7">・CiNii論文数N=1,080,840</text:p>
      <text:p text:style-name="P7">内、Ceek.jp付きは1.0%で、わずか</text:p>
      <text:p text:style-name="P7">・Twitter0.82%,はてなブックマーク0.25%,…</text:p>
      <text:p text:style-name="P7">3.2 Altmetric Attention Score</text:p>
      <text:p text:style-name="P8">・CiNiiの内、DOI付きは350,325</text:p>
      <text:p text:style-name="P8">・内、Altmetrics付きは2.2%</text:p>
      <text:p text:style-name="P8">・CiNiiの内、DOIなしに対してはCeek.jpが、DOI付きに対してはAltmetric Attention Scoreがより多く捕捉している。</text:p>
      <text:p text:style-name="P8">3.3　出版年とオルトメトリクス</text:p>
      <text:p text:style-name="P8">CiNiiの内Ceek.jp: 年度によって被言及割合は有意差があるが、大きくはない。</text:p>
      <text:p text:style-name="P8">CiNii w/DOIの内Altmetric: 同上、しかし近年になって高いスコア。←Ceek.jpと違って、過去の言及情報について遡及的に収集していない</text:p>
      <text:p text:style-name="P8">3.4　記述言語</text:p>
      <text:p text:style-name="P8">・CiNiiの内Ceek.jp</text:p>
      <text:p text:style-name="P8">・CiNii w/ DOIの内Altmetric</text:p>
      <text:p text:style-name="P8">？CiNii w/ DOIの内Ceek.jpは？</text:p>
      <text:p text:style-name="P8">3.5分野</text:p>
      <text:p text:style-name="P8">・CiNiiの内Ceek.jp：総合系</text:p>
      <text:p text:style-name="P8">・CiNii w/ DOIの内Altmetric：人文社会系</text:p>
      <text:p text:style-name="P8">・共通して、人文社会系高↔低理工系</text:p>
      <text:p text:style-name="P8">3.6 Ceek.jpとAltmetric Attention Scoreの対象範囲の重複</text:p>
      <text:p text:style-name="P8">・言及のある論文の大半は、片方にだけ言及される。</text:p>
      <text:p text:style-name="P8">・Twitterに限っても、片方だけが捕捉するツイートが大半。</text:p>
      <text:p text:style-name="P8">？言及は存在するが、両方共に捕捉できていない論文はどれだけある？</text:p>
      <text:p text:style-name="P8"/>
      <text:p text:style-name="P8">4.　考察</text:p>
      <text:p text:style-name="P8">4.1　仮説検証</text:p>
      <text:p text:style-name="P9">１．<text:span text:style-name="T4">日本の学協会論文の内、SNS言及論文数は少ない</text:span></text:p>
      <text:p text:style-name="P9">Yes.世界的な数値10〜20％より著しく低い。ブラジルに限った研究とも差が大きい。</text:p>
      <text:p text:style-name="P6">２．各SNSの内、Twitterが最も言及数が多い。</text:p>
      <text:p text:style-name="P9">Yes.２位以下において、日本でははてなブックマークが優位。日本のSNSとしてはてなブックマークを含むべき。</text:p>
      <text:p text:style-name="P6">３．近年になるほど言及数が多い。</text:p>
      <text:p text:style-name="P9">支持されない。</text:p>
      <text:p text:style-name="P8">Altmetricでは先行研究と同様、近年であるほど言及割合が高い。</text:p>
      <text:p text:style-name="P8">Ceek.jpではほどんど一様、過去の分がむしろ高い。これは遡ってデータクローリングできるから。おそらく先行研究の結果は、データ収集上の問題。「特定年度の論文の被言及割合は、上限に漸近するのでは？」</text:p>
      <text:p text:style-name="P6">４．日本のSNSでは、日本語論文が多言語論文より言及割合が高い</text:p>
      <text:p text:style-name="P9">支持されない。サービスによってデータ収集範囲が違うため。</text:p>
      <text:p text:style-name="P6">５．分野によって被言及論文の割合に有意差がある</text:p>
      <text:p text:style-name="P9">部分的に支持される。サービスによって順位が変わる。Ceek.jpは日本語投稿をより収集できているよう。日本語投稿では分野に対する関心度が違う。</text:p>
      <text:p text:style-name="P6"><text:soft-page-break/>６．Ceek.jpとAltmetricのデータは必ずしも重複しない。（同SNS上の言及でも、片方だけに集計される場合がある）</text:p>
      <text:p text:style-name="P9">Yes.片方のサービスだけに言及されている論文が大半。</text:p>
      <text:p text:style-name="P8"/>
      <text:p text:style-name="P8">4.2　結論・課題</text:p>
      <text:p text:style-name="P8">・学教師論文の一律的な評価指標になり得ない：日本語論文のSNS上言及割合は、国際標準より著しく低い。</text:p>
      <text:p text:style-name="P8">・近年になるほど言及割合高いという先行研究の結論は間違っている。</text:p>
      <text:p text:style-name="P8">・おるとメトリクス導入にはデータ収集が肝心：Altmetricでは収集していない（特に日本語）投稿、Ceek.jpで収集できていない言及情報多数。第3言語に対しても留意。</text:p>
      <text:p text:style-name="P8">・「ネタ」として注目されるものも多い。量のみならず、文脈・内容等、質的分析を、指標に組み込む必要もある。</text:p>
      <text:p text:style-name="P8"/>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CJK KR" svg:font-family="'Noto Sans CJK KR'"/>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20:43:11.137127556</meta:creation-date>
    <dc:date>2020-06-05T15:26:32.899048617</dc:date>
    <meta:editing-duration>PT2H52M59S</meta:editing-duration>
    <meta:editing-cycles>10</meta:editing-cycles>
    <meta:generator>LibreOffice/5.1.6.2$Linux_X86_64 LibreOffice_project/10m0$Build-2</meta:generator>
    <meta:document-statistic meta:table-count="0" meta:image-count="0" meta:object-count="0" meta:page-count="3" meta:paragraph-count="83" meta:word-count="1809" meta:character-count="2481" meta:non-whitespace-character-count="2434"/>
  </office:meta>
</office:document-meta>
</file>